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DTreeview</text:p>
      <text:p text:style-name="P1"/>
      <text:p text:style-name="P1"/>
      <text:p text:style-name="P2">Le FdTreeView permet de créer une ascendance ou descendance, comme dans un arbre généalogique.</text:p>
      <text:p text:style-name="P2">Il peut être utilisé dans une TScrollBox, afin d'élargir la taille. On utilise alors la propriété AutoEnLarge à <text:s/>Tru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eu GIROUX</meta:initial-creator>
    <meta:creation-date>2011-04-01T15:52:54</meta:creation-date>
    <meta:document-statistic meta:table-count="0" meta:image-count="0" meta:object-count="0" meta:page-count="1" meta:paragraph-count="3" meta:word-count="34" meta:character-count="222"/>
    <dc:date>2011-04-01T15:55:54</dc:date>
    <dc:creator>Matthieu GIROUX</dc:creator>
    <meta:editing-duration>PT3M</meta:editing-duration>
    <meta:editing-cycles>1</meta:editing-cycles>
    <meta:generator>LibreOffice/3.3$Linux LibreOffice_project/330m19$Build-202</meta:generator>
  </office:meta>
</office:document-meta>
</file>